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column table:style-name="co1" table:default-cell-style-name="ce8"/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3">
          <table:table-cell/>
          <table:table-cell table:style-name="ce1" office:value-type="string">
            <text:p>scalarized</text:p>
          </table:table-cell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6]*10" office:value-type="float" office:value="745297690">
            <text:p>745297690</text:p>
          </table:table-cell>
          <table:table-cell table:formula="of:=[.D6]*10" office:value-type="float" office:value="745297690">
            <text:p>745297690</text:p>
          </table:table-cell>
          <table:table-cell table:formula="of:=[.E6]*10" office:value-type="float" office:value="745297700">
            <text:p>745297700</text:p>
          </table:table-cell>
          <table:table-cell table:formula="of:=[.F6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8]*10^-9" office:value-type="float" office:value="0.74529769">
            <text:p>0,74529769</text:p>
          </table:table-cell>
          <table:table-cell table:style-name="ce5" table:formula="of:=[.D8]*10^-9" office:value-type="float" office:value="0.74529769">
            <text:p>0,74529769</text:p>
          </table:table-cell>
          <table:table-cell table:style-name="ce5" table:formula="of:=[.E8]*10^-9" office:value-type="float" office:value="0.7452977">
            <text:p>0,7452977</text:p>
          </table:table-cell>
          <table:table-cell table:style-name="ce5" table:formula="of:=[.F8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17]*10" office:value-type="float" office:value="745297690">
            <text:p>745297690</text:p>
          </table:table-cell>
          <table:table-cell table:formula="of:=[.D17]*10" office:value-type="float" office:value="745297690">
            <text:p>745297690</text:p>
          </table:table-cell>
          <table:table-cell table:formula="of:=[.E17]*10" office:value-type="float" office:value="745297700">
            <text:p>745297700</text:p>
          </table:table-cell>
          <table:table-cell table:formula="of:=[.F17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19]*10^-9" office:value-type="float" office:value="0.74529769">
            <text:p>0,74529769</text:p>
          </table:table-cell>
          <table:table-cell table:style-name="ce5" table:formula="of:=[.D19]*10^-9" office:value-type="float" office:value="0.74529769">
            <text:p>0,74529769</text:p>
          </table:table-cell>
          <table:table-cell table:style-name="ce5" table:formula="of:=[.E19]*10^-9" office:value-type="float" office:value="0.7452977">
            <text:p>0,7452977</text:p>
          </table:table-cell>
          <table:table-cell table:style-name="ce5" table:formula="of:=[.F19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27]*10" office:value-type="float" office:value="745297690">
            <text:p>745297690</text:p>
          </table:table-cell>
          <table:table-cell table:formula="of:=[.D27]*10" office:value-type="float" office:value="745297690">
            <text:p>745297690</text:p>
          </table:table-cell>
          <table:table-cell table:formula="of:=[.E27]*10" office:value-type="float" office:value="745297700">
            <text:p>745297700</text:p>
          </table:table-cell>
          <table:table-cell table:formula="of:=[.F27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29]*10^-9" office:value-type="float" office:value="0.74529769">
            <text:p>0,74529769</text:p>
          </table:table-cell>
          <table:table-cell table:style-name="ce5" table:formula="of:=[.D29]*10^-9" office:value-type="float" office:value="0.74529769">
            <text:p>0,74529769</text:p>
          </table:table-cell>
          <table:table-cell table:style-name="ce5" table:formula="of:=[.E29]*10^-9" office:value-type="float" office:value="0.7452977">
            <text:p>0,7452977</text:p>
          </table:table-cell>
          <table:table-cell table:style-name="ce5" table:formula="of:=[.F29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36]*10" office:value-type="float" office:value="745297690">
            <text:p>745297690</text:p>
          </table:table-cell>
          <table:table-cell table:formula="of:=[.D36]*10" office:value-type="float" office:value="745297690">
            <text:p>745297690</text:p>
          </table:table-cell>
          <table:table-cell table:formula="of:=[.E36]*10" office:value-type="float" office:value="745297700">
            <text:p>745297700</text:p>
          </table:table-cell>
          <table:table-cell table:formula="of:=[.F36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38]*10^-9" office:value-type="float" office:value="0.74529769">
            <text:p>0,74529769</text:p>
          </table:table-cell>
          <table:table-cell table:style-name="ce5" table:formula="of:=[.D38]*10^-9" office:value-type="float" office:value="0.74529769">
            <text:p>0,74529769</text:p>
          </table:table-cell>
          <table:table-cell table:style-name="ce5" table:formula="of:=[.E38]*10^-9" office:value-type="float" office:value="0.7452977">
            <text:p>0,7452977</text:p>
          </table:table-cell>
          <table:table-cell table:style-name="ce5" table:formula="of:=[.F38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/>
          <table:table-cell table:style-name="ce1"/>
          <table:table-cell table:style-name="ce4" table:number-columns-repeated="4"/>
          <table:table-cell table:style-name="ce6"/>
        </table:table-row>
        <table:table-row table:style-name="ro3">
          <table:table-cell table:number-columns-repeated="2"/>
          <table:table-cell office:value-type="string">
            <text:p><text:s text:c="4"/>Latency <text:s text:c="6"/></text:p>
          </table:table-cell>
          <table:table-cell/>
          <table:table-cell office:value-type="string">
            <text:p>Internal</text:p>
          </table:table-cell>
          <table:table-cell/>
          <table:table-cell table:style-name="ce7"/>
        </table:table-row>
        <table:table-row table:style-name="ro2">
          <table:table-cell table:number-columns-repeated="2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</text:p>
          </table:table-cell>
          <table:table-cell office:value-type="string">
            <text:p>max</text:p>
          </table:table-cell>
          <table:table-cell/>
        </table:table-row>
        <table:table-row table:style-name="ro2">
          <table:table-cell table:number-columns-repeated="2"/>
          <table:table-cell table:number-columns-repeated="2" office:value-type="float" office:value="74529769">
            <text:p>74529769</text:p>
          </table:table-cell>
          <table:table-cell table:number-columns-repeated="2" office:value-type="float" office:value="74529770">
            <text:p>74529770</text:p>
          </table:table-cell>
          <table:table-cell office:value-type="string">
            <text:p>cycle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 table:number-columns-repeated="2"/>
          <table:table-cell table:formula="of:=[.C45]*10" office:value-type="float" office:value="745297690">
            <text:p>745297690</text:p>
          </table:table-cell>
          <table:table-cell table:formula="of:=[.D45]*10" office:value-type="float" office:value="745297690">
            <text:p>745297690</text:p>
          </table:table-cell>
          <table:table-cell table:formula="of:=[.E45]*10" office:value-type="float" office:value="745297700">
            <text:p>745297700</text:p>
          </table:table-cell>
          <table:table-cell table:formula="of:=[.F45]*10" office:value-type="float" office:value="745297700">
            <text:p>745297700</text:p>
          </table:table-cell>
          <table:table-cell office:value-type="string">
            <text:p>ns</text:p>
          </table:table-cell>
        </table:table-row>
        <table:table-row table:style-name="ro2">
          <table:table-cell table:number-columns-repeated="7"/>
        </table:table-row>
        <table:table-row table:style-name="ro3">
          <table:table-cell/>
          <table:table-cell table:style-name="ce3"/>
          <table:table-cell table:style-name="ce5" table:formula="of:=[.C47]*10^-9" office:value-type="float" office:value="0.74529769">
            <text:p>0,74529769</text:p>
          </table:table-cell>
          <table:table-cell table:style-name="ce5" table:formula="of:=[.D47]*10^-9" office:value-type="float" office:value="0.74529769">
            <text:p>0,74529769</text:p>
          </table:table-cell>
          <table:table-cell table:style-name="ce5" table:formula="of:=[.E47]*10^-9" office:value-type="float" office:value="0.7452977">
            <text:p>0,7452977</text:p>
          </table:table-cell>
          <table:table-cell table:style-name="ce5" table:formula="of:=[.F47]*10^-9" office:value-type="float" office:value="0.7452977">
            <text:p>0,7452977</text:p>
          </table:table-cell>
          <table:table-cell table:style-name="ce9" office:value-type="string">
            <text:p>s</text:p>
          </table:table-cell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ceres MasterSisea</meta:initial-creator>
    <meta:creation-date>2016-11-28T08:33:20</meta:creation-date>
    <dc:date>2016-12-13T11:19:51</dc:date>
    <dc:creator>Caceres MasterSisea</dc:creator>
    <meta:editing-duration>PT5M24S</meta:editing-duration>
    <meta:editing-cycles>5</meta:editing-cycles>
    <meta:generator>LibreOffice/3.5$Linux_X86_64 LibreOffice_project/350m1$Build-2</meta:generator>
    <meta:document-statistic meta:table-count="3" meta:cell-count="106" meta:object-count="0"/>
  </office:meta>
</office:document-meta>
</file>